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 style:font-pitch="variable"/>
    <style:font-face style:name="Fira Sans" svg:font-family="'Fira Sans'" style:font-adornments="Regular" style:font-pitch="variable"/>
    <style:font-face style:name="Montserrat2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97cm" fo:min-width="4.58cm" draw:shadow="hidden"/>
    </style:style>
    <style:style style:name="gr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97cm" fo:min-width="4.579cm" draw:shadow="hidden"/>
    </style:style>
    <style:style style:name="gr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97cm" fo:min-width="4.58cm"/>
    </style:style>
    <style:style style:name="gr4" style:family="graphic" style:parent-style-name="objectwithoutfill">
      <style:graphic-properties draw:stroke="solid" svg:stroke-color="#000000" draw:marker-end="Arrow" draw:marker-end-width="0.3cm" draw:fill="none" draw:textarea-vertical-align="bottom"/>
    </style:style>
    <style:style style:name="gr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93cm" fo:min-width="1.913cm"/>
    </style:style>
    <style:style style:name="gr6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93cm" fo:min-width="2.04cm"/>
    </style:style>
    <style:style style:name="gr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97cm" fo:min-width="4.579cm"/>
    </style:style>
    <style:style style:name="gr8" style:family="graphic" style:parent-style-name="objectwithoutfill">
      <style:graphic-properties draw:stroke="solid"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93cm" fo:min-width="1.913cm" draw:shadow="hidden"/>
    </style:style>
    <style:style style:name="gr1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93cm" fo:min-width="2.04cm" draw:shadow="hidden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893cm" fo:min-width="8.64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style:font-name="Fira Sans1" fo:font-size="14.6999998092651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/>
      <style:text-properties fo:color="#000000" style:font-name="Fira Sans1" fo:font-size="15pt"/>
    </style:style>
    <style:style style:name="P5" style:family="paragraph">
      <loext:graphic-properties draw:fill="none"/>
      <style:paragraph-properties fo:text-align="center"/>
      <style:text-properties fo:color="#000000" style:font-name="Fira Sans1"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color="#000000" style:font-name="Fira Sans1" fo:font-size="14.6999998092651pt" fo:font-weight="normal"/>
    </style:style>
    <style:style style:name="P7" style:family="paragraph">
      <loext:graphic-properties draw:fill="none"/>
      <style:paragraph-properties fo:text-align="center"/>
      <style:text-properties fo:color="#000000" style:font-name="Fira Sans1" fo:font-size="20pt"/>
    </style:style>
    <style:style style:name="T1" style:family="text">
      <style:text-properties fo:color="#000000" style:font-name="Fira Sans1" fo:font-size="14.6999998092651pt"/>
    </style:style>
    <style:style style:name="T2" style:family="text">
      <style:text-properties fo:color="#000000" style:font-name="Fira Sans1" fo:font-size="15pt"/>
    </style:style>
    <style:style style:name="T3" style:family="text">
      <style:text-properties fo:color="#000000" style:font-name="Fira Sans1" fo:font-size="10pt" style:font-size-asian="10pt" style:font-size-complex="10pt"/>
    </style:style>
    <style:style style:name="T4" style:family="text">
      <style:text-properties fo:color="#000000" style:font-name="Fira Sans1" fo:font-size="14.6999998092651pt" fo:font-weight="normal"/>
    </style:style>
    <style:style style:name="T5" style:family="text">
      <style:text-properties fo:color="#000000" style:font-name="Fira Sans1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347cm" svg:x="19.034cm" svg:y="4.605cm">
          <text:p text:style-name="P1"><text:span text:style-name="T1">Receive SM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079cm" svg:height="1.347cm" svg:x="19.034cm" svg:y="9.292cm">
          <text:p text:style-name="P1"><text:span text:style-name="T1">Send SM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08cm" svg:height="1.347cm" svg:x="3.034cm" svg:y="4.605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034cm" svg:y1="5.278cm" svg:x2="8.114cm" svg:y2="5.278cm" draw:start-shape="id1" draw:start-glue-point="3" draw:end-shape="id2" draw:end-glue-point="1" svg:d="M19034 5278h-10920" svg:viewBox="0 0 10921 1">
          <text:p text:style-name="P3"><text:span text:style-name="T2">RPC</text:span></text:p>
        </draw:connector>
        <draw:custom-shape draw:style-name="gr5" draw:text-style-name="P5" draw:layer="layout" svg:width="2.413cm" svg:height="1.143cm" svg:x="5.699cm" svg:y="3.335cm">
          <text:p text:style-name="P1"><text:span text:style-name="T3">Redi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1.143cm" svg:x="3.032cm" svg:y="3.335cm">
          <text:p text:style-name="P1"><text:span text:style-name="T3">Memcache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5.079cm" svg:height="1.347cm" svg:x="3.034cm" svg:y="9.292cm">
          <text:p text:style-name="P1"><text:span text:style-name="T1">Data Cycle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5.573cm" svg:y1="9.292cm" svg:x2="5.574cm" svg:y2="5.952cm" draw:start-shape="id3" draw:start-glue-point="0" draw:end-shape="id2" draw:end-glue-point="2" svg:d="M5573 9292v-1671h1v-1669" svg:viewBox="0 0 2 3341">
          <text:p text:style-name="P3"><text:span text:style-name="T2">RPC</text:span></text:p>
        </draw:connector>
        <draw:connector draw:style-name="gr4" draw:text-style-name="P4" draw:layer="layout" svg:x1="8.113cm" svg:y1="9.965cm" svg:x2="19.034cm" svg:y2="9.965cm" draw:start-shape="id3" draw:start-glue-point="1" draw:end-shape="id4" draw:end-glue-point="3" svg:d="M8113 9965h10921" svg:viewBox="0 0 10922 1">
          <text:p text:style-name="P3"><text:span text:style-name="T2">RPC</text:span></text:p>
        </draw:connector>
        <draw:custom-shape draw:style-name="gr9" draw:text-style-name="P5" draw:layer="layout" svg:width="2.413cm" svg:height="1.143cm" svg:x="21.699cm" svg:y="8.035cm">
          <text:p text:style-name="P1"><text:span text:style-name="T3">SOAP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54cm" svg:height="1.143cm" svg:x="19.032cm" svg:y="8.035cm">
          <text:p text:style-name="P1"><text:span text:style-name="T3">RE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5.079cm" svg:height="1.347cm" svg:x="3.034cm" svg:y="13.892cm">
          <text:p text:style-name="P1"><text:span text:style-name="T4">Web So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5.079cm" svg:height="1.347cm" svg:x="19.034cm" svg:y="13.892cm">
          <text:p text:style-name="P1"><text:span text:style-name="T4">Web Panel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5.573cm" svg:y1="10.639cm" svg:x2="5.573cm" svg:y2="13.892cm" draw:start-shape="id3" draw:start-glue-point="2" draw:end-shape="id5" draw:end-glue-point="0" svg:d="M5573 10639v3253" svg:viewBox="0 0 1 3254">
          <text:p text:style-name="P3"><text:span text:style-name="T2">RPC</text:span></text:p>
        </draw:connector>
        <draw:connector draw:style-name="gr4" draw:text-style-name="P4" draw:layer="layout" svg:x1="8.113cm" svg:y1="14.565cm" svg:x2="19.034cm" svg:y2="14.565cm" draw:start-shape="id5" draw:start-glue-point="1" draw:end-shape="id6" draw:end-glue-point="3" svg:d="M8113 14565h10921" svg:viewBox="0 0 10922 1">
          <text:p text:style-name="P3"><text:span text:style-name="T2">WS</text:span></text:p>
        </draw:connector>
        <draw:custom-shape draw:style-name="gr11" draw:text-style-name="P7" draw:layer="layout" svg:width="9.144cm" svg:height="1.143cm" svg:x="2.351cm" svg:y="1.681cm">
          <text:p text:style-name="P1"><text:span text:style-name="T5">SMS CENTER STRUCTU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 style:font-pitch="variable"/>
    <style:font-face style:name="Fira Sans" svg:font-family="'Fira Sans'" style:font-adornments="Regular" style:font-pitch="variable"/>
    <style:font-face style:name="Montserrat2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3caff" draw:marker-start-width="0.2cm" draw:marker-start-center="false" draw:marker-end-width="0.2cm" draw:marker-end-center="false" draw:fill="solid" draw:fill-color="#4e376b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style:text-outline="false" style:text-line-through-style="none" style:text-line-through-type="none" style:font-name="Montserrat2" fo:font-family="Montserrat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2:33:15.176896338</meta:creation-date>
    <dc:date>2017-01-05T13:13:58.978622550</dc:date>
    <meta:editing-duration>PT18M3S</meta:editing-duration>
    <meta:editing-cycles>5</meta:editing-cycles>
    <meta:generator>LibreOffice/5.2.3.3$Linux_X86_64 LibreOffice_project/20$Build-3</meta:generator>
    <meta:document-statistic meta:object-count="16"/>
  </office:meta>
</office:document-meta>
</file>